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ans2" svg:font-family="FreeSans, Arial" style:font-family-generic="swiss"/>
    <style:font-face style:name="Noto Sans CJK SC Regular1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192f572" officeooo:paragraph-rsid="0192f572"/>
    </style:style>
    <style:style style:name="P2" style:family="paragraph" style:parent-style-name="Footnote">
      <style:text-properties officeooo:rsid="00096582" officeooo:paragraph-rsid="00096582"/>
    </style:style>
    <style:style style:name="P3" style:family="paragraph" style:parent-style-name="Footnote">
      <style:text-properties officeooo:rsid="000ad56f" officeooo:paragraph-rsid="000ad56f"/>
    </style:style>
    <style:style style:name="P4" style:family="paragraph" style:parent-style-name="Footnote">
      <style:text-properties officeooo:rsid="001c98ac" officeooo:paragraph-rsid="001c98ac"/>
    </style:style>
    <style:style style:name="P5" style:family="paragraph" style:parent-style-name="Title">
      <style:text-properties officeooo:paragraph-rsid="0001f43b"/>
    </style:style>
    <style:style style:name="P6" style:family="paragraph" style:parent-style-name="Standard">
      <style:paragraph-properties fo:text-align="end" style:justify-single-word="false"/>
      <style:text-properties officeooo:paragraph-rsid="0001f43b"/>
    </style:style>
    <style:style style:name="P7" style:family="paragraph" style:parent-style-name="Standard" style:list-style-name="L1">
      <style:text-properties officeooo:rsid="001364d6" officeooo:paragraph-rsid="00022d9f"/>
    </style:style>
    <style:style style:name="P8" style:family="paragraph" style:parent-style-name="Standard">
      <style:text-properties officeooo:rsid="001364d6" officeooo:paragraph-rsid="00022d9f"/>
    </style:style>
    <style:style style:name="P9" style:family="paragraph" style:parent-style-name="Standard">
      <style:text-properties officeooo:rsid="001364d6" officeooo:paragraph-rsid="0003b470"/>
    </style:style>
    <style:style style:name="P10" style:family="paragraph" style:parent-style-name="Standard">
      <style:text-properties officeooo:rsid="02458768" officeooo:paragraph-rsid="0003b470"/>
    </style:style>
    <style:style style:name="P11" style:family="paragraph" style:parent-style-name="Standard">
      <style:text-properties officeooo:rsid="0007a3a6" officeooo:paragraph-rsid="0007a3a6"/>
    </style:style>
    <style:style style:name="P12" style:family="paragraph" style:parent-style-name="Standard">
      <style:text-properties officeooo:rsid="00096582" officeooo:paragraph-rsid="00096582"/>
    </style:style>
    <style:style style:name="P13" style:family="paragraph" style:parent-style-name="Standard">
      <style:text-properties officeooo:rsid="0015b0dd" officeooo:paragraph-rsid="0015b0dd"/>
    </style:style>
    <style:style style:name="P14" style:family="paragraph" style:parent-style-name="Standard">
      <style:text-properties officeooo:rsid="00165511" officeooo:paragraph-rsid="00165511"/>
    </style:style>
    <style:style style:name="P15" style:family="paragraph" style:parent-style-name="Standard">
      <style:text-properties officeooo:rsid="00172883" officeooo:paragraph-rsid="00172883"/>
    </style:style>
    <style:style style:name="P16" style:family="paragraph" style:parent-style-name="Standard">
      <style:text-properties officeooo:rsid="0018a08a" officeooo:paragraph-rsid="0018a08a"/>
    </style:style>
    <style:style style:name="P17" style:family="paragraph" style:parent-style-name="Standard">
      <style:text-properties officeooo:rsid="001c2f35" officeooo:paragraph-rsid="001c2f35"/>
    </style:style>
    <style:style style:name="P18" style:family="paragraph" style:parent-style-name="Standard">
      <style:text-properties officeooo:rsid="001e2c6d" officeooo:paragraph-rsid="001e2c6d"/>
    </style:style>
    <style:style style:name="P19" style:family="paragraph" style:parent-style-name="Standard">
      <style:text-properties officeooo:rsid="001e2c6d" officeooo:paragraph-rsid="002a4767"/>
    </style:style>
    <style:style style:name="P20" style:family="paragraph" style:parent-style-name="Standard">
      <style:text-properties officeooo:rsid="0028be8e" officeooo:paragraph-rsid="0026e904"/>
    </style:style>
    <style:style style:name="P21" style:family="paragraph" style:parent-style-name="Standard">
      <style:text-properties officeooo:rsid="002eeebc" officeooo:paragraph-rsid="002eeebc"/>
    </style:style>
    <style:style style:name="P22" style:family="paragraph" style:parent-style-name="Standard">
      <style:text-properties officeooo:rsid="002eeebc" officeooo:paragraph-rsid="0035b83e"/>
    </style:style>
    <style:style style:name="P23" style:family="paragraph" style:parent-style-name="Standard">
      <style:text-properties officeooo:rsid="002eeebc" officeooo:paragraph-rsid="0038828a"/>
    </style:style>
    <style:style style:name="P24" style:family="paragraph" style:parent-style-name="Standard">
      <style:text-properties officeooo:paragraph-rsid="002eeebc"/>
    </style:style>
    <style:style style:name="P25" style:family="paragraph" style:parent-style-name="Standard">
      <style:text-properties officeooo:rsid="003e71f1" officeooo:paragraph-rsid="003e71f1"/>
    </style:style>
    <style:style style:name="P26" style:family="paragraph" style:parent-style-name="Standard">
      <style:text-properties officeooo:rsid="003e71f1" officeooo:paragraph-rsid="0051d7eb"/>
    </style:style>
    <style:style style:name="P27" style:family="paragraph" style:parent-style-name="Standard">
      <style:text-properties officeooo:rsid="0046fd78" officeooo:paragraph-rsid="0046fd78"/>
    </style:style>
    <style:style style:name="P28" style:family="paragraph" style:parent-style-name="Standard">
      <style:text-properties officeooo:rsid="004c4499" officeooo:paragraph-rsid="004c4499"/>
    </style:style>
    <style:style style:name="P29" style:family="paragraph" style:parent-style-name="Standard">
      <style:text-properties officeooo:rsid="00564c2b" officeooo:paragraph-rsid="00564c2b"/>
    </style:style>
    <style:style style:name="P30" style:family="paragraph" style:parent-style-name="Standard">
      <style:text-properties officeooo:rsid="00564c2b" officeooo:paragraph-rsid="005efa6a"/>
    </style:style>
    <style:style style:name="P31" style:family="paragraph" style:parent-style-name="Text_20_body">
      <style:text-properties officeooo:paragraph-rsid="0001f43b"/>
    </style:style>
    <style:style style:name="P32" style:family="paragraph" style:parent-style-name="Standard_20__28_user_29_">
      <style:text-properties fo:font-size="10pt" style:font-size-asian="10pt" style:font-size-complex="10pt"/>
    </style:style>
    <style:style style:name="T1" style:family="text">
      <style:text-properties officeooo:rsid="024ffc20"/>
    </style:style>
    <style:style style:name="T2" style:family="text">
      <style:text-properties officeooo:rsid="001364d6"/>
    </style:style>
    <style:style style:name="T3" style:family="text">
      <style:text-properties officeooo:rsid="0001f43b"/>
    </style:style>
    <style:style style:name="T4" style:family="text">
      <style:text-properties officeooo:rsid="018f4d41"/>
    </style:style>
    <style:style style:name="T5" style:family="text">
      <style:text-properties officeooo:rsid="00d58f6f"/>
    </style:style>
    <style:style style:name="T6" style:family="text">
      <style:text-properties officeooo:rsid="00d48af2"/>
    </style:style>
    <style:style style:name="T7" style:family="text">
      <style:text-properties officeooo:rsid="00d61b0d"/>
    </style:style>
    <style:style style:name="T8" style:family="text">
      <style:text-properties officeooo:rsid="022e76d9"/>
    </style:style>
    <style:style style:name="T9" style:family="text">
      <style:text-properties officeooo:rsid="018fca1f"/>
    </style:style>
    <style:style style:name="T10" style:family="text">
      <style:text-properties officeooo:rsid="00022d9f"/>
    </style:style>
    <style:style style:name="T11" style:family="text">
      <style:text-properties officeooo:rsid="0003b470"/>
    </style:style>
    <style:style style:name="T12" style:family="text">
      <style:text-properties officeooo:rsid="01f73370"/>
    </style:style>
    <style:style style:name="T13" style:family="text">
      <style:text-properties officeooo:rsid="001bb2db"/>
    </style:style>
    <style:style style:name="T14" style:family="text">
      <style:text-properties officeooo:rsid="001576a0"/>
    </style:style>
    <style:style style:name="T15" style:family="text">
      <style:text-properties officeooo:rsid="022e84b8"/>
    </style:style>
    <style:style style:name="T16" style:family="text">
      <style:text-properties officeooo:rsid="000441ae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4f69f" style:font-style-asian="italic" style:font-style-complex="italic"/>
    </style:style>
    <style:style style:name="T19" style:family="text">
      <style:text-properties fo:font-style="italic" officeooo:rsid="004790d2" style:font-style-asian="italic" style:font-style-complex="italic"/>
    </style:style>
    <style:style style:name="T20" style:family="text">
      <style:text-properties fo:font-style="italic" officeooo:rsid="006931a7" style:font-style-asian="italic" style:font-style-complex="italic"/>
    </style:style>
    <style:style style:name="T21" style:family="text">
      <style:text-properties fo:font-style="italic" style:text-underline-style="none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080971" style:font-style-asian="normal" style:font-style-complex="normal"/>
    </style:style>
    <style:style style:name="T24" style:family="text">
      <style:text-properties fo:font-style="normal" officeooo:rsid="000849d9" style:font-style-asian="normal" style:font-style-complex="normal"/>
    </style:style>
    <style:style style:name="T25" style:family="text">
      <style:text-properties fo:font-style="normal" officeooo:rsid="000c947c" style:font-style-asian="normal" style:font-style-complex="normal"/>
    </style:style>
    <style:style style:name="T26" style:family="text">
      <style:text-properties fo:font-style="normal" officeooo:rsid="000e6b3d" style:font-style-asian="normal" style:font-style-complex="normal"/>
    </style:style>
    <style:style style:name="T27" style:family="text">
      <style:text-properties fo:font-style="normal" officeooo:rsid="00103160" style:font-style-asian="normal" style:font-style-complex="normal"/>
    </style:style>
    <style:style style:name="T28" style:family="text">
      <style:text-properties fo:font-style="normal" officeooo:rsid="0011e9b7" style:font-style-asian="normal" style:font-style-complex="normal"/>
    </style:style>
    <style:style style:name="T29" style:family="text">
      <style:text-properties fo:font-style="normal" officeooo:rsid="0015b0dd" style:font-style-asian="normal" style:font-style-complex="normal"/>
    </style:style>
    <style:style style:name="T30" style:family="text">
      <style:text-properties fo:font-style="normal" officeooo:rsid="001a7f34" style:font-style-asian="normal" style:font-style-complex="normal"/>
    </style:style>
    <style:style style:name="T31" style:family="text">
      <style:text-properties fo:font-style="normal" officeooo:rsid="001b3d26" style:font-style-asian="normal" style:font-style-complex="normal"/>
    </style:style>
    <style:style style:name="T32" style:family="text">
      <style:text-properties fo:font-style="normal" officeooo:rsid="001e2c6d" style:font-style-asian="normal" style:font-style-complex="normal"/>
    </style:style>
    <style:style style:name="T33" style:family="text">
      <style:text-properties fo:font-style="normal" officeooo:rsid="00240756" style:font-style-asian="normal" style:font-style-complex="normal"/>
    </style:style>
    <style:style style:name="T34" style:family="text">
      <style:text-properties fo:font-style="normal" officeooo:rsid="002a4767" style:font-style-asian="normal" style:font-style-complex="normal"/>
    </style:style>
    <style:style style:name="T35" style:family="text">
      <style:text-properties fo:font-style="normal" officeooo:rsid="0028be8e" style:font-style-asian="normal" style:font-style-complex="normal"/>
    </style:style>
    <style:style style:name="T36" style:family="text">
      <style:text-properties fo:font-style="normal" officeooo:rsid="002bda36" style:font-style-asian="normal" style:font-style-complex="normal"/>
    </style:style>
    <style:style style:name="T37" style:family="text">
      <style:text-properties fo:font-style="normal" officeooo:rsid="002d2ed3" style:font-style-asian="normal" style:font-style-complex="normal"/>
    </style:style>
    <style:style style:name="T38" style:family="text">
      <style:text-properties fo:font-style="normal" officeooo:rsid="002d723b" style:font-style-asian="normal" style:font-style-complex="normal"/>
    </style:style>
    <style:style style:name="T39" style:family="text">
      <style:text-properties fo:font-style="normal" officeooo:rsid="002eeebc" style:font-style-asian="normal" style:font-style-complex="normal"/>
    </style:style>
    <style:style style:name="T40" style:family="text">
      <style:text-properties fo:font-style="normal" officeooo:rsid="0033d12c" style:font-style-asian="normal" style:font-style-complex="normal"/>
    </style:style>
    <style:style style:name="T41" style:family="text">
      <style:text-properties fo:font-style="normal" officeooo:rsid="0034239e" style:font-style-asian="normal" style:font-style-complex="normal"/>
    </style:style>
    <style:style style:name="T42" style:family="text">
      <style:text-properties fo:font-style="normal" officeooo:rsid="0034f69f" style:font-style-asian="normal" style:font-style-complex="normal"/>
    </style:style>
    <style:style style:name="T43" style:family="text">
      <style:text-properties fo:font-style="normal" officeooo:rsid="0037db34" style:font-style-asian="normal" style:font-style-complex="normal"/>
    </style:style>
    <style:style style:name="T44" style:family="text">
      <style:text-properties fo:font-style="normal" officeooo:rsid="0038828a" style:font-style-asian="normal" style:font-style-complex="normal"/>
    </style:style>
    <style:style style:name="T45" style:family="text">
      <style:text-properties fo:font-style="normal" officeooo:rsid="003a108c" style:font-style-asian="normal" style:font-style-complex="normal"/>
    </style:style>
    <style:style style:name="T46" style:family="text">
      <style:text-properties fo:font-style="normal" officeooo:rsid="003c6b15" style:font-style-asian="normal" style:font-style-complex="normal"/>
    </style:style>
    <style:style style:name="T47" style:family="text">
      <style:text-properties fo:font-style="normal" officeooo:rsid="003e71f1" style:font-style-asian="normal" style:font-style-complex="normal"/>
    </style:style>
    <style:style style:name="T48" style:family="text">
      <style:text-properties fo:font-style="normal" officeooo:rsid="00401c48" style:font-style-asian="normal" style:font-style-complex="normal"/>
    </style:style>
    <style:style style:name="T49" style:family="text">
      <style:text-properties fo:font-style="normal" officeooo:rsid="00428685" style:font-style-asian="normal" style:font-style-complex="normal"/>
    </style:style>
    <style:style style:name="T50" style:family="text">
      <style:text-properties fo:font-style="normal" officeooo:rsid="004790d2" style:font-style-asian="normal" style:font-style-complex="normal"/>
    </style:style>
    <style:style style:name="T51" style:family="text">
      <style:text-properties fo:font-style="normal" officeooo:rsid="004de792" style:font-style-asian="normal" style:font-style-complex="normal"/>
    </style:style>
    <style:style style:name="T52" style:family="text">
      <style:text-properties fo:font-style="normal" officeooo:rsid="004e119d" style:font-style-asian="normal" style:font-style-complex="normal"/>
    </style:style>
    <style:style style:name="T53" style:family="text">
      <style:text-properties fo:font-style="normal" officeooo:rsid="0051d7eb" style:font-style-asian="normal" style:font-style-complex="normal"/>
    </style:style>
    <style:style style:name="T54" style:family="text">
      <style:text-properties fo:font-style="normal" officeooo:rsid="00564c2b" style:font-style-asian="normal" style:font-style-complex="normal"/>
    </style:style>
    <style:style style:name="T55" style:family="text">
      <style:text-properties fo:font-style="normal" officeooo:rsid="00576584" style:font-style-asian="normal" style:font-style-complex="normal"/>
    </style:style>
    <style:style style:name="T56" style:family="text">
      <style:text-properties fo:font-style="normal" officeooo:rsid="0058ed6f" style:font-style-asian="normal" style:font-style-complex="normal"/>
    </style:style>
    <style:style style:name="T57" style:family="text">
      <style:text-properties fo:font-style="normal" officeooo:rsid="005a8e1b" style:font-style-asian="normal" style:font-style-complex="normal"/>
    </style:style>
    <style:style style:name="T58" style:family="text">
      <style:text-properties fo:font-style="normal" officeooo:rsid="005bcf86" style:font-style-asian="normal" style:font-style-complex="normal"/>
    </style:style>
    <style:style style:name="T59" style:family="text">
      <style:text-properties fo:font-style="normal" officeooo:rsid="005bdebc" style:font-style-asian="normal" style:font-style-complex="normal"/>
    </style:style>
    <style:style style:name="T60" style:family="text">
      <style:text-properties fo:font-style="normal" officeooo:rsid="005efa6a" style:font-style-asian="normal" style:font-style-complex="normal"/>
    </style:style>
    <style:style style:name="T61" style:family="text">
      <style:text-properties fo:font-style="normal" officeooo:rsid="0060415d" style:font-style-asian="normal" style:font-style-complex="normal"/>
    </style:style>
    <style:style style:name="T62" style:family="text">
      <style:text-properties fo:font-style="normal" officeooo:rsid="0060abc3" style:font-style-asian="normal" style:font-style-complex="normal"/>
    </style:style>
    <style:style style:name="T63" style:family="text">
      <style:text-properties fo:font-style="normal" officeooo:rsid="00616d55" style:font-style-asian="normal" style:font-style-complex="normal"/>
    </style:style>
    <style:style style:name="T64" style:family="text">
      <style:text-properties fo:font-style="normal" officeooo:rsid="0064565b" style:font-style-asian="normal" style:font-style-complex="normal"/>
    </style:style>
    <style:style style:name="T65" style:family="text">
      <style:text-properties fo:font-style="normal" officeooo:rsid="00652b08" style:font-style-asian="normal" style:font-style-complex="normal"/>
    </style:style>
    <style:style style:name="T66" style:family="text">
      <style:text-properties fo:font-style="normal" officeooo:rsid="00665b84" style:font-style-asian="normal" style:font-style-complex="normal"/>
    </style:style>
    <style:style style:name="T67" style:family="text">
      <style:text-properties fo:font-style="normal" officeooo:rsid="00676891" style:font-style-asian="normal" style:font-style-complex="normal"/>
    </style:style>
    <style:style style:name="T68" style:family="text">
      <style:text-properties fo:font-style="normal" officeooo:rsid="006931a7" style:font-style-asian="normal" style:font-style-complex="normal"/>
    </style:style>
    <style:style style:name="T69" style:family="text">
      <style:text-properties fo:font-style="normal" officeooo:rsid="00699d77" style:font-style-asian="normal" style:font-style-complex="normal"/>
    </style:style>
    <style:style style:name="T70" style:family="text">
      <style:text-properties fo:font-style="normal" officeooo:rsid="006aaafd" style:font-style-asian="normal" style:font-style-complex="normal"/>
    </style:style>
    <style:style style:name="T71" style:family="text">
      <style:text-properties officeooo:rsid="00076ed4"/>
    </style:style>
    <style:style style:name="T72" style:family="text">
      <style:text-properties officeooo:rsid="000ad56f"/>
    </style:style>
    <style:style style:name="T73" style:family="text">
      <style:text-properties officeooo:rsid="0013ced6"/>
    </style:style>
    <style:style style:name="T74" style:family="text">
      <style:text-properties officeooo:rsid="00310738"/>
    </style:style>
    <style:style style:name="T75" style:family="text">
      <style:text-properties officeooo:rsid="00311e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effrey Benjamin Brown<text:line-break/>2016 June <text:span text:style-name="T2">15</text:span></text:p>
      <text:p text:style-name="P5"><text:bookmark-start text:name="__RefHeading___Toc1173_1112826862"/>The <text:span text:style-name="T1">R</text:span>eflective Set of Labeled Tuples:<text:line-break/>A simple, <text:span text:style-name="T3">expressivity-maximal generalization of the graph</text:span><text:bookmark-end text:name="__RefHeading___Toc1173_1112826862"/></text:p>
      <text:p text:style-name="P31"/>
      <text:p text:style-name="P8">Computer scientists spend a lot of time finding ways to represent problems using a simple, small vocabulary called Data Structures. <text:span text:style-name="T10">The major ones</text:span> include:</text:p>
      <text:p text:style-name="P8"/>
      <text:list xml:id="list3041106597783769337" text:style-name="L1">
        <text:list-item>
          <text:p text:style-name="P7">Arrays, <text:span text:style-name="T4">also known </text:span>as tables or grids.</text:p>
        </text:list-item>
        <text:list-item>
          <text:p text:style-name="P7">Tuples, meaning pairs <text:span text:style-name="T5">(“2-tuples”)</text:span>, triples <text:span text:style-name="T5">(“3-tuples”)</text:span>, <text:span text:style-name="T6">quadruples</text:span>, etc.</text:p>
        </text:list-item>
        <text:list-item>
          <text:p text:style-name="P7">Sets, <text:span text:style-name="T4">also known </text:span>as collections.</text:p>
        </text:list-item>
        <text:list-item>
          <text:p text:style-name="P7">Lists, which are like sets, but <text:span text:style-name="T7">with their elements </text:span>ordered first to last.</text:p>
        </text:list-item>
        <text:list-item>
          <text:p text:style-name="P7">Trees, <text:span text:style-name="T4">also known </text:span>as nested lists. </text:p>
          <text:list>
            <text:list-item>
              <text:p text:style-name="P7">To nest data structure<text:span text:style-name="T8">s</text:span> is to put <text:span text:style-name="T8">one inside another</text:span>.</text:p>
            </text:list-item>
          </text:list>
        </text:list-item>
        <text:list-item>
          <text:p text:style-name="P7">Maps, <text:span text:style-name="T9">also known </text:span>as dictionaries.</text:p>
        </text:list-item>
        <text:list-item>
          <text:p text:style-name="P7">Graphs, <text:span text:style-name="T9">also known </text:span>as networks.</text:p>
        </text:list-item>
      </text:list>
      <text:p text:style-name="P8"/>
      <text:p text:style-name="P12">Graphs, which are just collections of things connected in pairs, have proven extremely useful. Facebook represents its users <text:span text:style-name="T72">(and other things) </text:span>in one<text:note text:id="ftn0" text:note-class="footnote"><text:note-citation>1</text:note-citation><text:note-body><text:p text:style-name="P2">https://developers.facebook.com/docs/graph-api</text:p></text:note-body></text:note>. <text:span text:style-name="T72">Google represents websites (and other things) in one</text:span><text:span text:style-name="T72"><text:note text:id="ftn3" text:note-class="footnote"><text:note-citation>2</text:note-citation><text:note-body><text:p text:style-name="P3">https://www.google.com/intl/en_us/insidesearch/features/search/knowledge.html</text:p></text:note-body></text:note></text:span><text:span text:style-name="T72">.</text:span></text:p>
      <text:p text:style-name="P9"/>
      <text:p text:style-name="P9"><text:span text:style-name="T12">This paper introduces </text:span>another one, only slightly more complex than a graph. It is the <text:span text:style-name="T1">R</text:span>eflective Set of Labeled Tuples, <text:span text:style-name="T13">or </text:span>RSLT.<text:span text:style-name="Footnote_20_Symbol"><text:note text:id="ftn1" text:note-class="footnote"><text:note-citation>3</text:note-citation><text:note-body><text:p text:style-name="P32"><text:s text:c="4"/>I’ve been pronouncing it "RISS-ult", like “whistled”.</text:p></text:note-body></text:note></text:span></text:p>
      <text:p text:style-name="P10"/>
      <text:p text:style-name="P9"><text:span text:style-name="T73">T</text:span>he <text:span text:style-name="T13">RSLT</text:span> <text:span text:style-name="T71">can </text:span>express <text:span text:style-name="T11">anything</text:span>.</text:p>
      <text:p text:style-name="P9"/>
      <text:p text:style-name="P9">Natural languages like English or Spanish can express any<text:span text:style-name="T16">thing</text:span>, too. The RSLT relies on natural language. However, unlike ordinary text, the RSLT is <text:span text:style-name="T14">quickly traversable</text:span>, like a tree, along every connection <text:span text:style-name="T15">a user </text:span>could possibly want. And it is queriable in the infinitely flexible way of a graph<text:note text:id="ftn2" text:note-class="footnote"><text:note-citation>4</text:note-citation><text:note-body><text:p text:style-name="P1">See Neo4j for an example of a beautiful language for asking questions about graphs..</text:p></text:note-body></text:note>.</text:p>
      <text:p text:style-name="P9"/>
      <text:p text:style-name="P11"><text:span text:style-name="T29">In fact, </text:span><text:span text:style-name="T22">a graph can express anything, too, </text:span><text:span text:style-name="T24">as this paper shows. </text:span><text:span text:style-name="T22">Some facts, </text:span><text:span text:style-name="T24">a graph </text:span><text:span text:style-name="T22">express</text:span><text:span text:style-name="T24">es</text:span><text:span text:style-name="T22"> </text:span><text:span text:style-name="T24">very </text:span><text:span text:style-name="T22">naturally. More complicated kinds </text:span><text:span text:style-name="T25">can</text:span><text:span text:style-name="T23"> be expressed </text:span><text:span text:style-name="T29">as well</text:span><text:span text:style-name="T22">, </text:span><text:span text:style-name="T26">by using a different idiom for translating between real-world data and graph data. </text:span><text:span text:style-name="T27">This paper will motivate, develop, and refine </text:span><text:soft-page-break/><text:span text:style-name="T27">that idiom. It will then show how the interface can be separated from the implementation, so that a user need not know what a graph is at all. The </text:span><text:span text:style-name="T28">interface that results is the RSLT..</text:span></text:p>
      <text:p text:style-name="P11"><text:span text:style-name="T28"/></text:p>
      <text:p text:style-name="P13"><text:span text:style-name="T28">&gt;</text:span><text:span text:style-name="T22">&gt;&gt; more?</text:span></text:p>
      <text:p text:style-name="P13"><text:span text:style-name="T22"/></text:p>
      <text:h text:style-name="Heading_20_1" text:outline-level="1">Graphs</text:h>
      <text:h text:style-name="Heading_20_2" text:outline-level="2">Undirected graphs</text:h>
      <text:p text:style-name="P14"><text:span text:style-name="T22">Undirected graphs are commonly drawn as a set of dots with lines between them. The dots are called nodes, and (for reasons I cannot explain) the lines are called edges.</text:span></text:p>
      <text:p text:style-name="P14"><text:span text:style-name="T22"/></text:p>
      <text:p text:style-name="P14"><text:span text:style-name="T22">Graphs can also be described symbolically, without using pictures. Text Box 1 describes the same undirected graph as </text:span><text:span text:style-name="T31">[[</text:span><text:span text:style-name="T22">Figure 1, without using a picture. Computers represent graphs symbolically.</text:span></text:p>
      <text:p text:style-name="P14"><text:span text:style-name="T22"/></text:p>
      <text:p text:style-name="P15"><text:span text:style-name="T22">When computer scientists use graphs, they attach information called "node labels" and "edge labels". Figure 1 is an example, a graph where the nodes are labeled with peoples' names, and the edges are labeled "is married to" or "swims with regularly".</text:span></text:p>
      <text:p text:style-name="P15"><text:span text:style-name="T22"/></text:p>
      <text:p text:style-name="P15"><text:span text:style-name="T22">Multiple edges can connect the same two nodes in a graph. For instance, Alice and Bob are married and swim regularly.</text:span></text:p>
      <text:p text:style-name="P15"><text:span text:style-name="T22"/></text:p>
      <text:h text:style-name="Heading_20_2" text:outline-level="2">Directed graphs</text:h>
      <text:p text:style-name="P15"><text:span text:style-name="T22">Marriage and swimming together are both examples of "undirected" or "symmetric" relationships. If you're married to someone, they are married to you. "Directed" relationships are not like that. If I disrupt your television, you might not disrupt mine. If I am colder than you, you are certainly not colder than me.</text:span></text:p>
      <text:p text:style-name="P15"><text:span text:style-name="T22"/></text:p>
      <text:p text:style-name="P16"><text:span text:style-name="T22">Directed graphs are like undirected ones, </text:span><text:span text:style-name="T30">except </text:span><text:span text:style-name="T22">the edges have arrowheads to indicate their direction.</text:span></text:p>
      <text:p text:style-name="P16"><text:span text:style-name="T22"/></text:p>
      <text:p text:style-name="P16"><text:span text:style-name="T31">[[</text:span><text:span text:style-name="T22">Figure 2 is a (directed) graph. The nodes in it are labeled with the names of people., and the edges are labeled one of two things:</text:span></text:p>
      <text:p text:style-name="P16"><text:span text:style-name="T22"/></text:p>
      <text:p text:style-name="P16"><text:span text:style-name="T22"><text:s text:c="4"/>_ turned _ into a newt</text:span></text:p>
      <text:p text:style-name="P16"><text:span text:style-name="T22"><text:s text:c="4"/>_ gave a shrubbery to _</text:span></text:p>
      <text:p text:style-name="P16"><text:span text:style-name="T22"/></text:p>
      <text:p text:style-name="P16"><text:span text:style-name="T22">(Those "_" symbols are pronounced "blank".) Each label provides a template for a relationship: "_ turned _ into a newt", for instance, provides the template for the relationship "Aubrey turned Jim into a newt".</text:span></text:p>
      <text:p text:style-name="P16"><text:span text:style-name="T22"/></text:p>
      <text:p text:style-name="P16"><text:span text:style-name="T22">Directed relationships are hard to represent with an undirected graph. Undirected relationships, however, are easy to represent in a directed graph: just use an arrow and ignore its direction. When computer scientists talk about graphs, they generally mean directed graph. I will adhere to that convention.</text:span></text:p>
      <text:h text:style-name="Heading_20_1" text:outline-level="1"><text:soft-page-break/>Expressing more with a graph</text:h>
      <text:h text:style-name="Heading_20_2" text:outline-level="2">The arity of a relationship</text:h>
      <text:p text:style-name="P17"><text:span text:style-name="T22">All the relationships we have seen before are "binary" ones. That is, they have exactly two members. Other relationship are possible. For instance, </text:span><text:span text:style-name="T17">"_ said _ to _"</text:span><text:span text:style-name="T22"> relates three things. It is a "ternary" relationship.</text:span></text:p>
      <text:p text:style-name="P17"><text:span text:style-name="T22"/></text:p>
      <text:p text:style-name="P17"><text:span text:style-name="T22">“Arity” is the word</text:span><text:span text:style-name="T22"><text:note text:id="ftn4" text:note-class="footnote"><text:note-citation>5</text:note-citation><text:note-body><text:p text:style-name="P4">The word comes from the <text:span text:style-name="T17">ar</text:span><text:span text:style-name="T22"> in the words </text:span><text:span text:style-name="T17">binary, ternary, </text:span><text:span text:style-name="T22">etc.</text:span></text:p></text:note-body></text:note></text:span><text:span text:style-name="T22"> for the number of members in a relationship. Binary relationships have (or are) arity 2; ternary ones have arity 3. Any positive arity is possible; we could think of a 5-member relationship if we wanted to.</text:span></text:p>
      <text:p text:style-name="P17"><text:span text:style-name="T22"/></text:p>
      <text:p text:style-name="P17"><text:span text:style-name="T22">Arity 1 or "unary" relationships are also valid. Some important unary relationships include </text:span><text:span text:style-name="T17">"maybe _", "not _", "for every _" </text:span><text:span text:style-name="T22">and</text:span><text:span text:style-name="T17"> "there exists _"</text:span><text:span text:style-name="T22">.</text:span></text:p>
      <text:p text:style-name="P16"><text:span text:style-name="T22"/></text:p>
      <text:h text:style-name="Heading_20_2" text:outline-level="2">How to <text:span text:style-name="T74">express </text:span>relationships of any arity in a graph:<text:line-break/><text:span text:style-name="T32">The relationships-as-labeled-nodes idiom</text:span></text:h>
      <text:p text:style-name="P18"><text:span text:style-name="T22">Suppose we had to store this data in a graph:</text:span></text:p>
      <text:p text:style-name="P18"><text:span text:style-name="T22"/></text:p>
      <text:h text:style-name="Heading_20_5" text:outline-level="5"><text:tab/>Data Set 1</text:h>
      <text:p text:style-name="P18"><text:span text:style-name="T22"><text:tab/>Bill likes the cheese.</text:span></text:p>
      <text:p text:style-name="P18"><text:span text:style-name="T22"><text:tab/>Ted likes the chair.</text:span></text:p>
      <text:p text:style-name="P18"><text:span text:style-name="T22"><text:tab/>Bill did spin the chair for fun.</text:span></text:p>
      <text:p text:style-name="P18"><text:span text:style-name="T22"><text:s text:c="12"/>Ted did dance the air guitar for profit.</text:span></text:p>
      <text:p text:style-name="P18"><text:span text:style-name="T22"/></text:p>
      <text:p text:style-name="P18"><text:span text:style-name="T50">The first two statements are both </text:span><text:span text:style-name="T19">“_ likes _”</text:span><text:span text:style-name="T50"> relationships. The last two could be parsed a few ways, but the simplest is as a </text:span><text:span text:style-name="T22">a pair of arity-4 </text:span><text:span text:style-name="T17">"_ did _ the _ for _"</text:span><text:span text:style-name="T22"> relationships.</text:span></text:p>
      <text:p text:style-name="P18"><text:span text:style-name="T22"/></text:p>
      <text:p text:style-name="P18"><text:span text:style-name="T33">A</text:span><text:span text:style-name="T22"> graph only has nodes and edges, and edges only connect pairs of nodes. How can we represent a relationship with four members, when every edge connects only two nodes?</text:span></text:p>
      <text:p text:style-name="P18"><text:span text:style-name="T22"/></text:p>
      <text:p text:style-name="P18"><text:span text:style-name="T22">We have to change how we read the graph.</text:span></text:p>
      <text:p text:style-name="P20"><text:span text:style-name="T22"/></text:p>
      <text:p text:style-name="P18"><text:span text:style-name="T22">In this new idiom (see Figure 3), the relationships in Data Set 1 are not represented using edges, but instead using "relationship nodes". The label on a relationship node indicates the template for the relationship: either </text:span><text:span text:style-name="T17">"_ likes _" </text:span><text:span text:style-name="T22">or </text:span><text:span text:style-name="T17">"_ did _ the _ for _".</text:span></text:p>
      <text:p text:style-name="P18"><text:span text:style-name="T22"/></text:p>
      <text:p text:style-name="P19"><text:span text:style-name="T36">The nodes in the graph that do not represent relationships, </text:span><text:span text:style-name="T22">we will call "word nodes". The word nodes include </text:span><text:span text:style-name="T17">Bill, Ted, cheese, air guitar, chair, fun, </text:span><text:span text:style-name="T22">and</text:span><text:span text:style-name="T17"> profit</text:span><text:span text:style-name="T22">. </text:span><text:span text:style-name="T37">(</text:span><text:span text:style-name="T22">Notice that while word nodes usually represent single words, they can represent multi-word phrases like "air guitar" too. </text:span><text:span text:style-name="T37">T</text:span><text:span text:style-name="T34">he appendix </text:span><text:span text:style-name="T37">describes </text:span><text:span text:style-name="T34">an implementation that </text:span><text:span text:style-name="T35">recognizes the composition relationship between </text:span><text:span text:style-name="T34">words and phrases.)</text:span></text:p>
      <text:p text:style-name="P19"><text:span text:style-name="T22"/></text:p>
      <text:p text:style-name="P18"><text:soft-page-break/><text:span text:style-name="T22">Each blank in </text:span><text:span text:style-name="T38">the node label of a </text:span><text:span text:style-name="T22">relationship node is assigned a member using an edge label. </text:span><text:span text:style-name="T38">Each </text:span><text:span text:style-name="T22">arity-2 relationship must emit an edge labeled </text:span><text:span text:style-name="T17">"member 1"</text:span><text:span text:style-name="T22"> to its first member, and another edge labeled </text:span><text:span text:style-name="T17">"member 2"</text:span><text:span text:style-name="T22"> to its second member. </text:span><text:span text:style-name="T38">Similarly, an</text:span><text:span text:style-name="T22"> arity-4 relationship must emit 4 edges.</text:span></text:p>
      <text:p text:style-name="P18"><text:span text:style-name="T22"/></text:p>
      <text:h text:style-name="Heading_20_2" text:outline-level="2"><text:span text:style-name="T75">H</text:span>igher-order relationships</text:h>
      <text:p text:style-name="P24"><text:span text:style-name="T39">The relationships we have seen so far are all first-order, in the sense that they are not nested. In none of those relationship was a member another relationship. But consider Statement 4:</text:span></text:p>
      <text:p text:style-name="P21"><text:span text:style-name="T22"/></text:p>
      <text:h text:style-name="Heading_20_5" text:outline-level="5"><text:s text:c="4"/>Statement 4</text:h>
      <text:p text:style-name="P21"><text:span text:style-name="T22"><text:s text:c="4"/>Intel needs silicon because Intel makes computer chips.</text:span></text:p>
      <text:p text:style-name="P21"><text:span text:style-name="T22"/></text:p>
      <text:p text:style-name="P22"><text:span text:style-name="T42">Statement 4 is </text:span><text:span text:style-name="T22">a </text:span><text:span text:style-name="T17">"_ because _"</text:span><text:span text:style-name="T22"> relationship, connecting a </text:span><text:span text:style-name="T17">"_ needs _"</text:span><text:span text:style-name="T22"> </text:span><text:span text:style-name="T40">to </text:span><text:span text:style-name="T22">a </text:span><text:span text:style-name="T17">"_ makes _"</text:span><text:span text:style-name="T22"> relationship. </text:span><text:span text:style-name="T41">Its</text:span><text:span text:style-name="T22"> members are both first-order relationships, so it is a second-order relationship.</text:span><text:span text:style-name="T42"> </text:span><text:span text:style-name="T43">It </text:span><text:span text:style-name="T42">can be usefully thought of as comprising two “levels”, with the </text:span><text:span text:style-name="T18">because</text:span><text:span text:style-name="T42"> relationship at the top level and the other two below.</text:span></text:p>
      <text:p text:style-name="P21"><text:span text:style-name="T22"/></text:p>
      <text:p text:style-name="P23"><text:span text:style-name="T22">Intuitively, the order of a relationship is the number of levels in it. </text:span><text:span text:style-name="T44">Formally, </text:span><text:span text:style-name="T22">an order-</text:span><text:span text:style-name="T17">n</text:span><text:span text:style-name="T22"> relationship is one in which its members all have order </text:span><text:span text:style-name="T17">n-1</text:span><text:span text:style-name="T22"> or less and at least one of them has exactly order </text:span><text:span text:style-name="T17">n-1</text:span><text:span text:style-name="T22">. </text:span><text:span text:style-name="T17">n</text:span><text:span text:style-name="T22"> corresponds to the number of levels in the statement. </text:span></text:p>
      <text:p text:style-name="P21"><text:span text:style-name="T22"/></text:p>
      <text:p text:style-name="P21"><text:span text:style-name="T22">Can we represent higher-order relationships? With </text:span><text:span text:style-name="T48">the</text:span><text:span text:style-name="T45"> </text:span><text:span text:style-name="T22">relationships-as-</text:span><text:span text:style-name="T47">labeled-</text:span><text:span text:style-name="T22">nodes idiom, we can. </text:span><text:span text:style-name="T46">[[</text:span><text:span text:style-name="T22">Figure 4 encodes Statement 4 in a graph.</text:span></text:p>
      <text:p text:style-name="P27"><text:span text:style-name="T22"/></text:p>
      <text:h text:style-name="Heading_20_2" text:outline-level="2"><text:span text:style-name="T22">Relationship template redundancy: A drawback of the relationships-as-</text:span><text:span text:style-name="T49">labeled-nodes idiom</text:span></text:h>
      <text:p text:style-name="P28"><text:span text:style-name="T22"/></text:p>
      <text:p text:style-name="P28"><text:span text:style-name="T22">Consider the following pair of binary relationships:</text:span></text:p>
      <text:p text:style-name="P25"><text:span text:style-name="T22"/></text:p>
      <text:h text:style-name="Heading_20_5" text:outline-level="5"><text:tab/> Data Set 5</text:h>
      <text:p text:style-name="P25"><text:span text:style-name="T22"><text:tab/> Donald has ten dollars.</text:span></text:p>
      <text:p text:style-name="P25"><text:span text:style-name="T22"><text:tab/> Donald has a boat.</text:span></text:p>
      <text:p text:style-name="P25"><text:span text:style-name="T22"/></text:p>
      <text:p text:style-name="P25"><text:span text:style-name="T22">We can use the relationships-as-labeled-nodes idiom to represent Data Set 5 with a graph. Figure 5 does that.</text:span></text:p>
      <text:p text:style-name="P25"><text:span text:style-name="T22"/></text:p>
      <text:p text:style-name="P26"><text:span text:style-name="T51">T</text:span><text:span text:style-name="T22">he two relationship nodes in Figure 5 carry redundant information. </text:span><text:span text:style-name="T51">W</text:span><text:span text:style-name="T22">e have written </text:span><text:span text:style-name="T55">the relationship template </text:span><text:span text:style-name="T17">"_ has _"</text:span><text:span text:style-name="T22"> on both of them. Among data </text:span><text:span text:style-name="T52">scientists</text:span><text:span text:style-name="T22">, this is a red flag. </text:span><text:span text:style-name="T53">To modify the </text:span><text:span text:style-name="T56">template</text:span><text:span text:style-name="T53">, you would have to modify every instance of it. </text:span><text:span text:style-name="T56">T</text:span><text:span text:style-name="T53">o attach data to </text:span><text:span text:style-name="T57">the template</text:span><text:span text:style-name="T53">, you would have to attach </text:span><text:span text:style-name="T58">that </text:span><text:span text:style-name="T53">data to every instance. </text:span><text:span text:style-name="T22">Redundant data wastes space and time.</text:span></text:p>
      <text:p text:style-name="P26"><text:span text:style-name="T22"/></text:p>
      <text:h text:style-name="Heading_20_2" text:outline-level="2"><text:soft-page-break/>Abstracting the common template away:<text:line-break/><text:span text:style-name="T54">Relationships as unlabeled nodes</text:span></text:h>
      <text:p text:style-name="P30"><text:span text:style-name="T22">The "relationships-as-unlabeled-nodes" idiom solves the template redundancy problem. In this new idiom, </text:span><text:span text:style-name="T60">a </text:span><text:span text:style-name="T22">relationship node </text:span><text:span text:style-name="T59">contain</text:span><text:span text:style-name="T60">s</text:span><text:span text:style-name="T59"> </text:span><text:span text:style-name="T22">no information at all! </text:span><text:span text:style-name="T60">It is </text:span><text:span text:style-name="T22">meaningful only because of the edges </text:span><text:span text:style-name="T60">it </text:span><text:span text:style-name="T22">emit</text:span><text:span text:style-name="T61">s</text:span><text:span text:style-name="T22">. </text:span></text:p>
      <text:p text:style-name="P30"><text:span text:style-name="T22"/></text:p>
      <text:p text:style-name="P30"><text:span text:style-name="T22">In addition to the </text:span><text:span text:style-name="T17">k</text:span><text:span text:style-name="T22"> edges </text:span><text:span text:style-name="T61">that go </text:span><text:span text:style-name="T22">to its </text:span><text:span text:style-name="T17">k</text:span><text:span text:style-name="T22"> members, a relationship </text:span><text:span text:style-name="T64">node </text:span><text:span text:style-name="T22">emits one more edge, labeled </text:span><text:span text:style-name="T21">template</text:span><text:span text:style-name="T22">, toward a new kind of node, </text:span><text:span text:style-name="T62">the “</text:span><text:span text:style-name="T22">template node”. </text:span><text:span text:style-name="T63">A template node’s label </text:span><text:span text:style-name="T22">provides the template for a relationship: </text:span><text:span text:style-name="T17">"_ likes _", "_ said _ to _"</text:span><text:span text:style-name="T22">, etc.</text:span></text:p>
      <text:p text:style-name="P29"><text:span text:style-name="T22"/></text:p>
      <text:p text:style-name="P29"><text:span text:style-name="T22">Figure 5.1 encodes the information in Data Set 5 using the relationships-as-unlabeled</text:span><text:span text:style-name="T65">-</text:span><text:span text:style-name="T22">nodes idiom. Rather than duplicating the label, each relationship node emits an edge to the same relationship template node. Now someone can attach metadata to the </text:span><text:span text:style-name="T66">template – </text:span><text:span text:style-name="T67">a </text:span><text:span text:style-name="T22">disambiguation, </text:span><text:span text:style-name="T69">a warning, </text:span><text:span text:style-name="T70">the </text:span><text:span text:style-name="T22">date of creation, the author's name, etc. – </text:span><text:span text:style-name="T67">by </text:span><text:span text:style-name="T22">changing </text:span><text:span text:style-name="T20">O(1)</text:span><text:span text:style-name="T68"> things</text:span><text:span text:style-name="T22">, </text:span><text:span text:style-name="T68">rather than </text:span><text:span text:style-name="T20">O(n)</text:span><text:span text:style-name="T68"> (where </text:span><text:span text:style-name="T20">n </text:span><text:span text:style-name="T68">is the number of relationships using the template), </text:span><text:span text:style-name="T22">and the change will be reflected in every relevant contex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ans2" svg:font-family="FreeSans, Arial" style:font-family-generic="swiss"/>
    <style:font-face style:name="Noto Sans CJK SC Regular1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 Regular1" style:font-family-asian="'Noto Sans CJK SC Regular', 'Times New Roman'" style:font-pitch-asian="variable" style:font-size-asian="12pt" style:language-asian="zh" style:country-asian="CN" style:font-name-complex="FreeSans2" style:font-family-complex="FreeSans, Arial" style:font-family-generic-complex="swiss" style:font-size-complex="12pt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4T13:04:45.311125965</meta:creation-date>
    <dc:date>2016-06-24T14:50:44.949288947</dc:date>
    <meta:editing-duration>PT1H45M11S</meta:editing-duration>
    <meta:editing-cycles>100</meta:editing-cycles>
    <meta:generator>LibreOffice/5.1.2.2$Linux_X86_64 LibreOffice_project/10m0$Build-2</meta:generator>
    <meta:document-statistic meta:table-count="0" meta:image-count="0" meta:object-count="0" meta:page-count="5" meta:paragraph-count="72" meta:word-count="1478" meta:character-count="9014" meta:non-whitespace-character-count="7569"/>
  </office:meta>
</office:document-meta>
</file>